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533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4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4" calcext:value-type="float">
            <text:p>10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40" calcext:value-type="float">
            <text:p>32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4T19:50:56.020302554</dc:date>
    <meta:editing-duration>PT1M22S</meta:editing-duration>
    <meta:editing-cycles>2</meta:editing-cycles>
    <meta:generator>LibreOffice/6.3.4.2.0$Linux_X86_64 LibreOffice_project/30$Build-2</meta:generator>
    <meta:document-statistic meta:table-count="1" meta:cell-count="10773" meta:object-count="0"/>
  </office:meta>
</office:document-meta>
</file>